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65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ce5"/>
        <table:table-row table:style-name="ro1">
          <table:table-cell table:style-name="ce1" office:value-type="string" table:number-columns-spanned="3" table:number-rows-spanned="1">
            <text:p>Acompanhamento</text:p>
          </table:table-cell>
          <table:covered-table-cell table:number-columns-repeated="2" table:style-name="ce4"/>
          <table:table-cell table:number-columns-repeated="2"/>
        </table:table-row>
        <table:table-row table:style-name="ro2">
          <table:table-cell table:style-name="ce2" office:value-type="string">
            <text:p>Data</text:p>
          </table:table-cell>
          <table:table-cell table:style-name="ce2" office:value-type="string">
            <text:p>Tarefa</text:p>
          </table:table-cell>
          <table:table-cell table:style-name="ce2" office:value-type="string">
            <text:p>Responsável</text:p>
          </table:table-cell>
          <table:table-cell table:style-name="ce2" office:value-type="string">
            <text:p>Em andamento </text:p>
          </table:table-cell>
          <table:table-cell table:style-name="ce2" office:value-type="string">
            <text:p>Finalizada</text:p>
          </table:table-cell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office:value-type="string">
            <text:p>Fluxo de Telas</text:p>
          </table:table-cell>
          <table:table-cell office:value-type="string">
            <text:p>Mariana <text:s/>e Cleyton 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office:value-type="string">
            <text:p>Layout Provisório do Aplicativo</text:p>
          </table:table-cell>
          <table:table-cell office:value-type="string">
            <text:p>Mariana <text:s/>e Cleyton 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office:value-type="string">
            <text:p>Layout Final</text:p>
          </table:table-cell>
          <table:table-cell office:value-type="string">
            <text:p>Cleyt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office:value-type="string">
            <text:p>Atualização do Cronograma interno1.2</text:p>
          </table:table-cell>
          <table:table-cell office:value-type="string">
            <text:p>Maill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office:value-type="string">
            <text:p>Paleta Cromática</text:p>
          </table:table-cell>
          <table:table-cell office:value-type="string">
            <text:p>Mariana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office:value-type="string">
            <text:p>Tela Inicial</text:p>
          </table:table-cell>
          <table:table-cell office:value-type="string">
            <text:p>Cleyt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office:value-type="string">
            <text:p>Top 5</text:p>
          </table:table-cell>
          <table:table-cell office:value-type="string">
            <text:p>Matheus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office:value-type="string">
            <text:p>Galeria de Imagens</text:p>
          </table:table-cell>
          <table:table-cell office:value-type="string">
            <text:p>Matheus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office:value-type="string">
            <text:p>ícones</text:p>
          </table:table-cell>
          <table:table-cell office:value-type="string">
            <text:p>Cleyton e Matheus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office:value-type="string">
            <text:p>Tela GPS</text:p>
          </table:table-cell>
          <table:table-cell office:value-type="string">
            <text:p>Cleyt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office:value-type="string">
            <text:p>Textos</text:p>
          </table:table-cell>
          <table:table-cell office:value-type="string">
            <text:p>Mariana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office:value-type="string">
            <text:p>Gps</text:p>
          </table:table-cell>
          <table:table-cell office:value-type="string">
            <text:p>Mariana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office:value-type="string">
            <text:p>Tela Campanhas</text:p>
          </table:table-cell>
          <table:table-cell office:value-type="string">
            <text:p>Maill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office:value-type="string">
            <text:p>Atualização do Cronograma1.3</text:p>
          </table:table-cell>
          <table:table-cell office:value-type="string">
            <text:p>Mariana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office:value-type="string">
            <text:p>Redimencionamento das Telas</text:p>
          </table:table-cell>
          <table:table-cell office:value-type="string">
            <text:p>Cleyton e Matheus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office:value-type="string">
            <text:p>Atas</text:p>
          </table:table-cell>
          <table:table-cell office:value-type="string">
            <text:p>Maill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office:value-type="string">
            <text:p>Desenho de Produção</text:p>
          </table:table-cell>
          <table:table-cell office:value-type="string">
            <text:p>Cleyton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office:value-type="string">
            <text:p>Documento de Acompanhamento</text:p>
          </table:table-cell>
          <table:table-cell office:value-type="string">
            <text:p>Mariana e Matheus</text:p>
          </table:table-cell>
          <table:table-cell/>
          <table:table-cell office:value-type="string">
            <text:p>X</text:p>
          </table:table-cell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office:value-type="string">
            <text:p>Família Tipográfica</text:p>
          </table:table-cell>
          <table:table-cell office:value-type="string">
            <text:p>Mariana</text:p>
          </table:table-cell>
          <table:table-cell office:value-type="string">
            <text:p>x</text:p>
          </table:table-cell>
          <table:table-cell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office:value-type="string">
            <text:p>Tela Créditos</text:p>
          </table:table-cell>
          <table:table-cell office:value-type="string">
            <text:p>Matheus</text:p>
          </table:table-cell>
          <table:table-cell office:value-type="string">
            <text:p>x</text:p>
          </table:table-cell>
          <table:table-cell/>
        </table:table-row>
        <table:table-row table:style-name="ro3" table:number-rows-repeated="104855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Planilh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8">18/04/2013</text:date>, <text:time>15:1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8T14:12:02.45</meta:creation-date>
    <dc:date>2013-04-18T15:14:56.82</dc:date>
    <meta:editing-duration>PT29M46S</meta:editing-duration>
    <meta:editing-cycles>5</meta:editing-cycles>
    <meta:generator>OpenOffice.org/3.4.1$Win32 OpenOffice.org_project/341m1$Build-9593</meta:generator>
    <meta:document-statistic meta:table-count="3" meta:cell-count="86" meta:object-count="0"/>
  </office:meta>
</office:document-meta>
</file>